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4*"/>
    </style:style>
    <style:style style:name="Tabelle1.C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97a9" officeooo:paragraph-rsid="001597a9"/>
    </style:style>
    <style:style style:name="P2" style:family="paragraph" style:parent-style-name="Table_20_Contents">
      <style:text-properties officeooo:rsid="00183db7" officeooo:paragraph-rsid="00183db7"/>
    </style:style>
    <style:style style:name="P3" style:family="paragraph" style:parent-style-name="Table_20_Contents">
      <style:text-properties officeooo:rsid="00183db7" officeooo:paragraph-rsid="001d98d2"/>
    </style:style>
    <style:style style:name="P4" style:family="paragraph" style:parent-style-name="Table_20_Contents">
      <style:text-properties officeooo:rsid="001d98d2" officeooo:paragraph-rsid="001d98d2"/>
    </style:style>
    <style:style style:name="P5" style:family="paragraph" style:parent-style-name="Table_20_Contents">
      <style:text-properties officeooo:rsid="001f3c91" officeooo:paragraph-rsid="001f3c91"/>
    </style:style>
    <style:style style:name="P6" style:family="paragraph" style:parent-style-name="Table_20_Contents">
      <style:text-properties officeooo:rsid="00209fc9" officeooo:paragraph-rsid="00209fc9"/>
    </style:style>
    <style:style style:name="P7" style:family="paragraph" style:parent-style-name="Table_20_Contents">
      <style:text-properties officeooo:rsid="00211f81" officeooo:paragraph-rsid="00211f81"/>
    </style:style>
    <style:style style:name="P8" style:family="paragraph" style:parent-style-name="Table_20_Contents">
      <style:text-properties officeooo:rsid="0022cbe0" officeooo:paragraph-rsid="0022cbe0"/>
    </style:style>
    <style:style style:name="P9" style:family="paragraph" style:parent-style-name="Table_20_Contents">
      <style:text-properties officeooo:rsid="002571c6" officeooo:paragraph-rsid="002571c6"/>
    </style:style>
    <style:style style:name="P10" style:family="paragraph" style:parent-style-name="Table_20_Contents">
      <style:text-properties officeooo:rsid="00266128" officeooo:paragraph-rsid="00266128"/>
    </style:style>
    <style:style style:name="P11" style:family="paragraph" style:parent-style-name="Table_20_Contents">
      <style:text-properties officeooo:rsid="0029b5e4" officeooo:paragraph-rsid="0029b5e4"/>
    </style:style>
    <style:style style:name="P12" style:family="paragraph" style:parent-style-name="Standard">
      <style:text-properties officeooo:rsid="001c379a" officeooo:paragraph-rsid="001c379a"/>
    </style:style>
    <style:style style:name="P13" style:family="paragraph" style:parent-style-name="Table_20_Contents">
      <style:text-properties officeooo:rsid="001d98d2" officeooo:paragraph-rsid="001d98d2"/>
    </style:style>
    <style:style style:name="P14" style:family="paragraph" style:parent-style-name="Table_20_Contents">
      <style:text-properties officeooo:rsid="001d98d2" officeooo:paragraph-rsid="002a8480"/>
    </style:style>
    <style:style style:name="P15" style:family="paragraph" style:parent-style-name="Table_20_Contents">
      <style:text-properties officeooo:rsid="002a8480" officeooo:paragraph-rsid="002a8480"/>
    </style:style>
    <style:style style:name="T1" style:family="text">
      <style:text-properties officeooo:rsid="0018b99b"/>
    </style:style>
    <style:style style:name="T2" style:family="text">
      <style:text-properties officeooo:rsid="0023dba4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69f4a"/>
    </style:style>
    <style:style style:name="T5" style:family="text">
      <style:text-properties officeooo:rsid="0027cfba"/>
    </style:style>
    <style:style style:name="T6" style:family="text">
      <style:text-properties officeooo:rsid="0029b5e4"/>
    </style:style>
    <style:style style:name="T7" style:family="text">
      <style:text-properties officeooo:rsid="002a8480"/>
    </style:style>
    <style:style style:name="T8" style:family="text">
      <style:text-properties officeooo:rsid="002ad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P1">Event</text:p>
          </table:table-cell>
          <table:table-cell table:style-name="Tabelle1.A1" office:value-type="string">
            <text:p text:style-name="P1">Task</text:p>
          </table:table-cell>
          <table:table-cell table:style-name="Tabelle1.C1" office:value-type="string">
            <text:p text:style-name="P1">Dialoge</text:p>
          </table:table-cell>
        </table:table-row>
        <table:table-row>
          <table:table-cell table:style-name="Tabelle1.A2" office:value-type="string">
            <text:p text:style-name="P1">Raumschiff stürzt ab, zerstört den Turm mit dem Diamanten, der <text:span text:style-name="T3">Diamant</text:span> fällt herunter und zerbricht <text:span text:style-name="T3">in zwei Teile</text:span></text:p>
          </table:table-cell>
          <table:table-cell table:style-name="Tabelle1.A2" office:value-type="string">
            <text:p text:style-name="P1">Held muss gucken was da passiert ist</text:p>
            <text:p text:style-name="P1"/>
            <text:p text:style-name="P4"/>
          </table:table-cell>
          <table:table-cell table:style-name="Tabelle1.C2" office:value-type="string">
            <text:p text:style-name="P2">Ah. Today the diamond will be maintained. Lets see if he is already there. ... </text:p>
            <text:p text:style-name="P2">What the?!</text:p>
            <text:p text:style-name="P2"/>
            <text:p text:style-name="P2">Oh no! <text:span text:style-name="T7">He broke the diamond and without it the island will soon start to tumble. I must forge a new one in the vulcano. But before I go there I need to go to the desert and pick up some of the old asteroids debris.</text:span></text:p>
            <text:p text:style-name="P2"/>
            <text:p text:style-name="P2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4">Steuer einsammeln</text:p>
          </table:table-cell>
          <table:table-cell table:style-name="Tabelle1.C2" office:value-type="string">
            <text:p text:style-name="P3">The steering wheel <text:span text:style-name="T1">should be in my house. (beim Boot ausgelöst)</text:span>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4">Zur Wüsteninsel fahren</text:p>
          </table:table-cell>
          <table:table-cell table:style-name="Tabelle1.A2" office:value-type="string">
            <text:p text:style-name="P4">Flasche in <text:span text:style-name="T5">H</text:span>ütte aufnehmen</text:p>
          </table:table-cell>
          <table:table-cell table:style-name="Tabelle1.C2" office:value-type="string">
            <text:p text:style-name="P4">That looks fine. 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14">Bei den bröseln angekommen bevor die flasche aufgenommen wurde .. <text:span text:style-name="T7">Ahh, I need a bottle or something to carry them... maybe I will find one at the abandoned village</text:span></text:p>
          </table:table-cell>
          <table:table-cell table:style-name="Tabelle1.C2" office:value-type="string">
            <text:p text:style-name="P15">Ahh, I need a bottle or something to carry them... maybe I will find one at the abandoned village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5">Bei den bröseln angekommen </text:p>
          </table:table-cell>
          <table:table-cell table:style-name="Tabelle1.C2" office:value-type="string">
            <text:p text:style-name="P5">Now I <text:span text:style-name="T8">just need to get to the vulcano...</text:span>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7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>HAPPY END!</text:p>
          </table:table-cell>
          <table:table-cell table:style-name="Tabelle1.C2" office:value-type="string">
            <text:p text:style-name="P6"/>
          </table:table-cell>
        </table:table-row>
      </table:table>
      <text:p text:style-name="Standard"/>
      <text:p text:style-name="P12">26.565771m</text:p>
      <text:p text:style-name="P12">187.891266m</text:p>
      <text:p text:style-name="P12">107.860703m</text:p>
      <text:p text:style-name="P12"/>
      <text:p text:style-name="P12">0.182164</text:p>
      <text:p text:style-name="P12">-0.983268</text:p>
      <text:p text:style-name="P12">0.000001</text:p>
      <text:p text:style-name="P12">-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</meta:editing-duration>
    <meta:editing-cycles>17</meta:editing-cycles>
    <meta:generator>LibreOffice/4.2.2.1$Windows_x86 LibreOffice_project/3be8cda0bddd8e430d8cda1ebfd581265cca5a0f</meta:generator>
    <dc:date>2014-08-25T20:32:38.829000000</dc:date>
    <meta:document-statistic meta:table-count="1" meta:image-count="0" meta:object-count="0" meta:page-count="1" meta:paragraph-count="25" meta:word-count="184" meta:character-count="1011" meta:non-whitespace-character-count="849"/>
    <meta:user-defined meta:name="Info 1"/>
    <meta:user-defined meta:name="Info 2"/>
    <meta:user-defined meta:name="Info 3"/>
    <meta:user-defined meta:name="Info 4"/>
  </office:meta>
</office:document-meta>
</file>